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3" style:family="paragraph" style:parent-style-name="Standard">
      <style:text-properties fo:font-size="20pt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style:font-size-asian="20pt" style:font-size-complex="20pt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L3">
      <style:text-properties fo:font-size="18pt" style:font-size-asian="18pt" style:font-size-complex="18pt"/>
    </style:style>
    <style:style style:name="P7" style:family="paragraph" style:parent-style-name="Standard" style:list-style-name="L5">
      <style:text-properties fo:font-size="18pt" style:font-size-asian="18pt" style:font-size-complex="18pt"/>
    </style:style>
    <style:style style:name="P8" style:family="paragraph" style:parent-style-name="Standard" style:list-style-name="L5"/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es charges: Projet <text:span text:style-name="T3">Sploush</text:span></text:p>
      <text:p text:style-name="P1"/>
      <text:p text:style-name="P3">Projet de GUIARD-DEXET Matthieu et CAUDRON Timothé.</text:p>
      <text:p text:style-name="P3"/>
      <text:p text:style-name="P4">Présentation du projet <text:span text:style-name="T3">Sploush</text:span><text:span text:style-name="T4">:</text:span></text:p>
      <text:p text:style-name="P3"><text:tab/><text:span text:style-name="T2">Il s'agit d'un jeu de bataille navale, on est face à face avec notre adversaire, on place nos bateaux sur l'écran du jeu et le but est de détruire toute la flotte adverse le premier.</text:span></text:p>
      <text:p text:style-name="P5"/>
      <text:p text:style-name="P4">Fonctions principales:</text:p>
      <text:list xml:id="list5414330830284022596" text:style-name="L3">
        <text:list-item>
          <text:p text:style-name="P6">Des croix directionnelles pour définir la position des bateaux et celle du tire.</text:p>
          <text:p text:style-name="P6"><text:tab/></text:p>
        </text:list-item>
        <text:list-item>
          <text:p text:style-name="P6">Un bouton qui permet de confirmer le placement des bateaux ou pour confirmer le tire.</text:p>
          <text:p text:style-name="P6"/>
        </text:list-item>
        <text:list-item>
          <text:p text:style-name="P6">Un bouton permet la rotation des navires au début de la partie.</text:p>
        </text:list-item>
      </text:list>
      <text:p text:style-name="P3"/>
      <text:p text:style-name="P9"><text:span text:style-name="T1">Matériel nécessaire:</text:span></text:p>
      <text:list xml:id="list859569280288141989" text:style-name="L5">
        <text:list-item>
          <text:p text:style-name="P7">2 écrans LED 10x10</text:p>
          <text:p text:style-name="P7"/>
        </text:list-item>
        <text:list-item>
          <text:p text:style-name="P7">une maquette</text:p>
          <text:p text:style-name="P7"/>
        </text:list-item>
        <text:list-item>
          <text:p text:style-name="P7">les différents boutons utilisés pour le projet</text:p>
          <text:p text:style-name="P8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ster GD</meta:initial-creator>
    <meta:creation-date>2023-12-06T11:24:26.49</meta:creation-date>
    <meta:document-statistic meta:table-count="0" meta:image-count="0" meta:object-count="0" meta:page-count="1" meta:paragraph-count="13" meta:word-count="110" meta:character-count="648"/>
    <dc:date>2023-12-06T11:43:13.08</dc:date>
    <dc:creator>Master GD</dc:creator>
    <meta:editing-duration>PT18M47S</meta:editing-duration>
    <meta:editing-cycles>1</meta:editing-cycles>
    <meta:generator>OpenOffice/4.1.11$Win32 OpenOffice.org_project/4111m1$Build-9808</meta:generator>
  </office:meta>
</office:document-meta>
</file>